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B1020710101886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f3c2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svg:stroke-color="#5f3c23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cm" svg:height="10cm" svg:x="0cm" svg:y="1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10cm" svg:y="1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20cm" svg:y="1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30cm" svg:y="1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10cm" svg:y="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10cm" svg:y="20cm">
          <draw:image xlink:href="Pictures/100002010000020000000200B1020710101886C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61cm" fo:margin-bottom="0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cm" fo:margin-bottom="0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35.999cm" svg:height="5.008cm" svg:x="2cm" svg:y="1.196cm" presentation:class="title" presentation:placeholder="true">
        <draw:text-box/>
      </draw:frame>
      <draw:frame presentation:style-name="Default-outline1" draw:layer="backgroundobjects" svg:width="35.999cm" svg:height="17.398cm" svg:x="2cm" svg:y="7.019cm" presentation:class="outline" presentation:placeholder="true">
        <draw:text-box/>
      </draw:frame>
      <draw:frame presentation:style-name="Mpr1" draw:text-style-name="MP2" draw:layer="backgroundobjects" svg:width="9.319cm" svg:height="2.067cm" svg:x="2cm" svg:y="27.3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2.067cm" svg:x="13.68cm" svg:y="27.3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2.067cm" svg:x="28.68cm" svg:y="27.3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02:39:35.874048605</meta:creation-date>
    <dc:date>2020-05-05T03:42:51.122438327</dc:date>
    <meta:editing-duration>PT7M17S</meta:editing-duration>
    <meta:editing-cycles>3</meta:editing-cycles>
    <meta:generator>LibreOffice/6.0.7.3$Linux_X86_64 LibreOffice_project/00m0$Build-3</meta:generator>
    <meta:document-statistic meta:object-count="29"/>
  </office:meta>
</office:document-meta>
</file>